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5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doku9" table:style-name="ta1">
        <table:shapes>
          <draw:frame draw:z-index="0" draw:style-name="gr1" draw:text-style-name="P1" svg:width="6.2988in" svg:height="3.5429in" svg:x="11.3098in" svg:y="0.252in">
            <draw:object draw:notify-on-update-of-ranges="Sudoku9.B1:Sudoku9.B1 Sudoku9.B2:Sudoku9.B47 Sudoku9.M1:Sudoku9.M1 Sudoku9.M2:Sudoku9.M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0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empty cells</text:p>
          </table:table-cell>
          <table:table-cell office:value-type="string" calcext:value-type="string">
            <text:p>time exp00</text:p>
          </table:table-cell>
          <table:table-cell office:value-type="string" calcext:value-type="string">
            <text:p>time exp01</text:p>
          </table:table-cell>
          <table:table-cell office:value-type="string" calcext:value-type="string">
            <text:p>time exp02</text:p>
          </table:table-cell>
          <table:table-cell office:value-type="string" calcext:value-type="string">
            <text:p>time exp03</text:p>
          </table:table-cell>
          <table:table-cell office:value-type="string" calcext:value-type="string">
            <text:p>time exp04</text:p>
          </table:table-cell>
          <table:table-cell office:value-type="string" calcext:value-type="string">
            <text:p>time exp05</text:p>
          </table:table-cell>
          <table:table-cell office:value-type="string" calcext:value-type="string">
            <text:p>time exp06</text:p>
          </table:table-cell>
          <table:table-cell office:value-type="string" calcext:value-type="string">
            <text:p>time exp07</text:p>
          </table:table-cell>
          <table:table-cell office:value-type="string" calcext:value-type="string">
            <text:p>Average time(µs)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5..1..8.7..8...68........2....4....4..1.3........1.......7.32.....6.9..84.3....</text:p>
          </table:table-cell>
          <table:table-cell office:value-type="float" office:value="58" calcext:value-type="float">
            <text:p>58</text:p>
          </table:table-cell>
          <table:table-cell office:value-type="float" office:value="32463" calcext:value-type="float">
            <text:p>32463</text:p>
          </table:table-cell>
          <table:table-cell office:value-type="float" office:value="37082" calcext:value-type="float">
            <text:p>37082</text:p>
          </table:table-cell>
          <table:table-cell office:value-type="float" office:value="30614" calcext:value-type="float">
            <text:p>30614</text:p>
          </table:table-cell>
          <table:table-cell office:value-type="float" office:value="38085" calcext:value-type="float">
            <text:p>38085</text:p>
          </table:table-cell>
          <table:table-cell office:value-type="float" office:value="31587" calcext:value-type="float">
            <text:p>31587</text:p>
          </table:table-cell>
          <table:table-cell office:value-type="float" office:value="32570" calcext:value-type="float">
            <text:p>32570</text:p>
          </table:table-cell>
          <table:table-cell office:value-type="float" office:value="41584" calcext:value-type="float">
            <text:p>41584</text:p>
          </table:table-cell>
          <table:table-cell office:value-type="float" office:value="35858" calcext:value-type="float">
            <text:p>35858</text:p>
          </table:table-cell>
          <table:table-cell table:formula="of:=AVERAGE([.E2:.L2])" office:value-type="float" office:value="34980.375" calcext:value-type="float">
            <text:p>34980.37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8.9.....4...7..8...5...2.6.....24.......5.91..8...36...3......1..4..6..81.5...</text:p>
          </table:table-cell>
          <table:table-cell office:value-type="float" office:value="58" calcext:value-type="float">
            <text:p>58</text:p>
          </table:table-cell>
          <table:table-cell office:value-type="float" office:value="17256" calcext:value-type="float">
            <text:p>17256</text:p>
          </table:table-cell>
          <table:table-cell office:value-type="float" office:value="15737" calcext:value-type="float">
            <text:p>15737</text:p>
          </table:table-cell>
          <table:table-cell office:value-type="float" office:value="15184" calcext:value-type="float">
            <text:p>15184</text:p>
          </table:table-cell>
          <table:table-cell office:value-type="float" office:value="15856" calcext:value-type="float">
            <text:p>15856</text:p>
          </table:table-cell>
          <table:table-cell office:value-type="float" office:value="16319" calcext:value-type="float">
            <text:p>16319</text:p>
          </table:table-cell>
          <table:table-cell office:value-type="float" office:value="17145" calcext:value-type="float">
            <text:p>17145</text:p>
          </table:table-cell>
          <table:table-cell office:value-type="float" office:value="15525" calcext:value-type="float">
            <text:p>15525</text:p>
          </table:table-cell>
          <table:table-cell office:value-type="float" office:value="16959" calcext:value-type="float">
            <text:p>16959</text:p>
          </table:table-cell>
          <table:table-cell table:formula="of:=AVERAGE([.E3:.L3])" office:value-type="float" office:value="16247.625" calcext:value-type="float">
            <text:p>16247.62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..64..7.4...5.....8..69.6...91..5..3..4...5.7..31...3.6...7....4.......1....8.</text:p>
          </table:table-cell>
          <table:table-cell office:value-type="float" office:value="57" calcext:value-type="float">
            <text:p>57</text:p>
          </table:table-cell>
          <table:table-cell office:value-type="float" office:value="5581" calcext:value-type="float">
            <text:p>5581</text:p>
          </table:table-cell>
          <table:table-cell office:value-type="float" office:value="5426" calcext:value-type="float">
            <text:p>5426</text:p>
          </table:table-cell>
          <table:table-cell office:value-type="float" office:value="5105" calcext:value-type="float">
            <text:p>5105</text:p>
          </table:table-cell>
          <table:table-cell office:value-type="float" office:value="5463" calcext:value-type="float">
            <text:p>5463</text:p>
          </table:table-cell>
          <table:table-cell office:value-type="float" office:value="5481" calcext:value-type="float">
            <text:p>5481</text:p>
          </table:table-cell>
          <table:table-cell office:value-type="float" office:value="5457" calcext:value-type="float">
            <text:p>5457</text:p>
          </table:table-cell>
          <table:table-cell office:value-type="float" office:value="5435" calcext:value-type="float">
            <text:p>5435</text:p>
          </table:table-cell>
          <table:table-cell office:value-type="float" office:value="5455" calcext:value-type="float">
            <text:p>5455</text:p>
          </table:table-cell>
          <table:table-cell table:formula="of:=AVERAGE([.E4:.L4])" office:value-type="float" office:value="5425.375" calcext:value-type="float">
            <text:p>5425.37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7.5.39..1.64.........1.....1.36...7....85..8.4...9.3...9...7.6.3.8.....48...2..</text:p>
          </table:table-cell>
          <table:table-cell office:value-type="float" office:value="55" calcext:value-type="float">
            <text:p>55</text:p>
          </table:table-cell>
          <table:table-cell office:value-type="float" office:value="1543" calcext:value-type="float">
            <text:p>1543</text:p>
          </table:table-cell>
          <table:table-cell office:value-type="float" office:value="1491" calcext:value-type="float">
            <text:p>1491</text:p>
          </table:table-cell>
          <table:table-cell office:value-type="float" office:value="1397" calcext:value-type="float">
            <text:p>1397</text:p>
          </table:table-cell>
          <table:table-cell office:value-type="float" office:value="1555" calcext:value-type="float">
            <text:p>1555</text:p>
          </table:table-cell>
          <table:table-cell office:value-type="float" office:value="1548" calcext:value-type="float">
            <text:p>1548</text:p>
          </table:table-cell>
          <table:table-cell office:value-type="float" office:value="1552" calcext:value-type="float">
            <text:p>1552</text:p>
          </table:table-cell>
          <table:table-cell office:value-type="float" office:value="1489" calcext:value-type="float">
            <text:p>1489</text:p>
          </table:table-cell>
          <table:table-cell office:value-type="float" office:value="1546" calcext:value-type="float">
            <text:p>1546</text:p>
          </table:table-cell>
          <table:table-cell table:formula="of:=AVERAGE([.E5:.L5])" office:value-type="float" office:value="1515.125" calcext:value-type="float">
            <text:p>1515.12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...2.6...7....8.5......36.1.5.32.....37.....2......9...7......36..4915..81....</text:p>
          </table:table-cell>
          <table:table-cell office:value-type="float" office:value="57" calcext:value-type="float">
            <text:p>57</text:p>
          </table:table-cell>
          <table:table-cell office:value-type="float" office:value="20770" calcext:value-type="float">
            <text:p>20770</text:p>
          </table:table-cell>
          <table:table-cell office:value-type="float" office:value="20437" calcext:value-type="float">
            <text:p>20437</text:p>
          </table:table-cell>
          <table:table-cell office:value-type="float" office:value="18179" calcext:value-type="float">
            <text:p>18179</text:p>
          </table:table-cell>
          <table:table-cell office:value-type="float" office:value="21248" calcext:value-type="float">
            <text:p>21248</text:p>
          </table:table-cell>
          <table:table-cell office:value-type="float" office:value="21109" calcext:value-type="float">
            <text:p>21109</text:p>
          </table:table-cell>
          <table:table-cell office:value-type="float" office:value="21256" calcext:value-type="float">
            <text:p>21256</text:p>
          </table:table-cell>
          <table:table-cell office:value-type="float" office:value="20365" calcext:value-type="float">
            <text:p>20365</text:p>
          </table:table-cell>
          <table:table-cell office:value-type="float" office:value="21111" calcext:value-type="float">
            <text:p>21111</text:p>
          </table:table-cell>
          <table:table-cell table:formula="of:=AVERAGE([.E6:.L6])" office:value-type="float" office:value="20559.375" calcext:value-type="float">
            <text:p>20559.37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.....9.4...9.216..7.4......9.51..2.8....3.......9.5..4.....2..1.8....3....164..</text:p>
          </table:table-cell>
          <table:table-cell office:value-type="float" office:value="56" calcext:value-type="float">
            <text:p>56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566" calcext:value-type="float">
            <text:p>566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55" calcext:value-type="float">
            <text:p>655</text:p>
          </table:table-cell>
          <table:table-cell office:value-type="float" office:value="633" calcext:value-type="float">
            <text:p>633</text:p>
          </table:table-cell>
          <table:table-cell office:value-type="float" office:value="655" calcext:value-type="float">
            <text:p>655</text:p>
          </table:table-cell>
          <table:table-cell table:formula="of:=AVERAGE([.E7:.L7])" office:value-type="float" office:value="635.625" calcext:value-type="float">
            <text:p>635.62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4.3....1....6...5..97...438....28....4.....7..1.......6..481.........9..7...5</text:p>
          </table:table-cell>
          <table:table-cell office:value-type="float" office:value="59" calcext:value-type="float">
            <text:p>59</text:p>
          </table:table-cell>
          <table:table-cell office:value-type="float" office:value="6806" calcext:value-type="float">
            <text:p>6806</text:p>
          </table:table-cell>
          <table:table-cell office:value-type="float" office:value="6840" calcext:value-type="float">
            <text:p>6840</text:p>
          </table:table-cell>
          <table:table-cell office:value-type="float" office:value="6360" calcext:value-type="float">
            <text:p>6360</text:p>
          </table:table-cell>
          <table:table-cell office:value-type="float" office:value="7132" calcext:value-type="float">
            <text:p>7132</text:p>
          </table:table-cell>
          <table:table-cell office:value-type="float" office:value="7159" calcext:value-type="float">
            <text:p>7159</text:p>
          </table:table-cell>
          <table:table-cell office:value-type="float" office:value="7173" calcext:value-type="float">
            <text:p>7173</text:p>
          </table:table-cell>
          <table:table-cell office:value-type="float" office:value="6780" calcext:value-type="float">
            <text:p>6780</text:p>
          </table:table-cell>
          <table:table-cell office:value-type="float" office:value="7040" calcext:value-type="float">
            <text:p>7040</text:p>
          </table:table-cell>
          <table:table-cell table:formula="of:=AVERAGE([.E8:.L8])" office:value-type="float" office:value="6911.25" calcext:value-type="float">
            <text:p>6911.2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9..35.73...2..2.....4.93..7.4...1...2.7...5....64...9......7....639.....82...</text:p>
          </table:table-cell>
          <table:table-cell office:value-type="float" office:value="56" calcext:value-type="float">
            <text:p>56</text:p>
          </table:table-cell>
          <table:table-cell office:value-type="float" office:value="12169" calcext:value-type="float">
            <text:p>12169</text:p>
          </table:table-cell>
          <table:table-cell office:value-type="float" office:value="11972" calcext:value-type="float">
            <text:p>11972</text:p>
          </table:table-cell>
          <table:table-cell office:value-type="float" office:value="12438" calcext:value-type="float">
            <text:p>12438</text:p>
          </table:table-cell>
          <table:table-cell office:value-type="float" office:value="12451" calcext:value-type="float">
            <text:p>12451</text:p>
          </table:table-cell>
          <table:table-cell office:value-type="float" office:value="12381" calcext:value-type="float">
            <text:p>12381</text:p>
          </table:table-cell>
          <table:table-cell office:value-type="float" office:value="12874" calcext:value-type="float">
            <text:p>12874</text:p>
          </table:table-cell>
          <table:table-cell office:value-type="float" office:value="12365" calcext:value-type="float">
            <text:p>12365</text:p>
          </table:table-cell>
          <table:table-cell office:value-type="float" office:value="13518" calcext:value-type="float">
            <text:p>13518</text:p>
          </table:table-cell>
          <table:table-cell table:formula="of:=AVERAGE([.E9:.L9])" office:value-type="float" office:value="12521" calcext:value-type="float">
            <text:p>12521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3..5..8...5..1.592.63..42.5......6.4.2........9..5.46.....3.....78..........4</text:p>
          </table:table-cell>
          <table:table-cell office:value-type="float" office:value="57" calcext:value-type="float">
            <text:p>57</text:p>
          </table:table-cell>
          <table:table-cell office:value-type="float" office:value="20055" calcext:value-type="float">
            <text:p>20055</text:p>
          </table:table-cell>
          <table:table-cell office:value-type="float" office:value="18670" calcext:value-type="float">
            <text:p>18670</text:p>
          </table:table-cell>
          <table:table-cell office:value-type="float" office:value="18247" calcext:value-type="float">
            <text:p>18247</text:p>
          </table:table-cell>
          <table:table-cell office:value-type="float" office:value="18674" calcext:value-type="float">
            <text:p>18674</text:p>
          </table:table-cell>
          <table:table-cell office:value-type="float" office:value="18373" calcext:value-type="float">
            <text:p>18373</text:p>
          </table:table-cell>
          <table:table-cell office:value-type="float" office:value="20533" calcext:value-type="float">
            <text:p>20533</text:p>
          </table:table-cell>
          <table:table-cell office:value-type="float" office:value="18243" calcext:value-type="float">
            <text:p>18243</text:p>
          </table:table-cell>
          <table:table-cell office:value-type="float" office:value="19789" calcext:value-type="float">
            <text:p>19789</text:p>
          </table:table-cell>
          <table:table-cell table:formula="of:=AVERAGE([.E10:.L10])" office:value-type="float" office:value="19073" calcext:value-type="float">
            <text:p>1907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7.58...6...2.9.1.3.2.6.5.........3...3...84.....1.........4.684..3.8.7..51.7....</text:p>
          </table:table-cell>
          <table:table-cell office:value-type="float" office:value="55" calcext:value-type="float">
            <text:p>55</text:p>
          </table:table-cell>
          <table:table-cell office:value-type="float" office:value="99686" calcext:value-type="float">
            <text:p>99686</text:p>
          </table:table-cell>
          <table:table-cell office:value-type="float" office:value="108340" calcext:value-type="float">
            <text:p>108340</text:p>
          </table:table-cell>
          <table:table-cell office:value-type="float" office:value="99497" calcext:value-type="float">
            <text:p>99497</text:p>
          </table:table-cell>
          <table:table-cell office:value-type="float" office:value="99459" calcext:value-type="float">
            <text:p>99459</text:p>
          </table:table-cell>
          <table:table-cell office:value-type="float" office:value="99384" calcext:value-type="float">
            <text:p>99384</text:p>
          </table:table-cell>
          <table:table-cell office:value-type="float" office:value="98652" calcext:value-type="float">
            <text:p>98652</text:p>
          </table:table-cell>
          <table:table-cell office:value-type="float" office:value="98680" calcext:value-type="float">
            <text:p>98680</text:p>
          </table:table-cell>
          <table:table-cell office:value-type="float" office:value="99311" calcext:value-type="float">
            <text:p>99311</text:p>
          </table:table-cell>
          <table:table-cell table:formula="of:=AVERAGE([.E11:.L11])" office:value-type="float" office:value="100376.125" calcext:value-type="float">
            <text:p>100376.12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2.59..8..46..79...6.1..274..86...3.7154....8.....6..............38.....1....</text:p>
          </table:table-cell>
          <table:table-cell office:value-type="float" office:value="56" calcext:value-type="float">
            <text:p>56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table:formula="of:=AVERAGE([.E12:.L12])" office:value-type="float" office:value="705.5" calcext:value-type="float">
            <text:p>705.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..8...7.....8.9.5.4..3.....9...1...5.....43....472..6.1..2.8...3.6.....7.8.6..</text:p>
          </table:table-cell>
          <table:table-cell office:value-type="float" office:value="55" calcext:value-type="float">
            <text:p>55</text:p>
          </table:table-cell>
          <table:table-cell office:value-type="float" office:value="6184" calcext:value-type="float">
            <text:p>6184</text:p>
          </table:table-cell>
          <table:table-cell office:value-type="float" office:value="6215" calcext:value-type="float">
            <text:p>6215</text:p>
          </table:table-cell>
          <table:table-cell office:value-type="float" office:value="6196" calcext:value-type="float">
            <text:p>6196</text:p>
          </table:table-cell>
          <table:table-cell office:value-type="float" office:value="6152" calcext:value-type="float">
            <text:p>6152</text:p>
          </table:table-cell>
          <table:table-cell office:value-type="float" office:value="6199" calcext:value-type="float">
            <text:p>6199</text:p>
          </table:table-cell>
          <table:table-cell office:value-type="float" office:value="6164" calcext:value-type="float">
            <text:p>6164</text:p>
          </table:table-cell>
          <table:table-cell office:value-type="float" office:value="6152" calcext:value-type="float">
            <text:p>6152</text:p>
          </table:table-cell>
          <table:table-cell office:value-type="float" office:value="6160" calcext:value-type="float">
            <text:p>6160</text:p>
          </table:table-cell>
          <table:table-cell table:formula="of:=AVERAGE([.E13:.L13])" office:value-type="float" office:value="6177.75" calcext:value-type="float">
            <text:p>6177.7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92.41.5..13..67..........2....798...81......6......6.4.5.....7.....8.15.6.....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323" calcext:value-type="float">
            <text:p>323</text:p>
          </table:table-cell>
          <table:table-cell table:number-columns-repeated="4" office:value-type="float" office:value="322" calcext:value-type="float">
            <text:p>322</text:p>
          </table:table-cell>
          <table:table-cell table:formula="of:=AVERAGE([.E14:.L14])" office:value-type="float" office:value="322.5" calcext:value-type="float">
            <text:p>322.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4...93.3......56.1.9......237.....7..86.5.......7.2.....45....963.4..4.......7</text:p>
          </table:table-cell>
          <table:table-cell office:value-type="float" office:value="56" calcext:value-type="float">
            <text:p>56</text:p>
          </table:table-cell>
          <table:table-cell office:value-type="float" office:value="9564" calcext:value-type="float">
            <text:p>9564</text:p>
          </table:table-cell>
          <table:table-cell office:value-type="float" office:value="10071" calcext:value-type="float">
            <text:p>10071</text:p>
          </table:table-cell>
          <table:table-cell office:value-type="float" office:value="9427" calcext:value-type="float">
            <text:p>9427</text:p>
          </table:table-cell>
          <table:table-cell office:value-type="float" office:value="9433" calcext:value-type="float">
            <text:p>9433</text:p>
          </table:table-cell>
          <table:table-cell office:value-type="float" office:value="9543" calcext:value-type="float">
            <text:p>9543</text:p>
          </table:table-cell>
          <table:table-cell office:value-type="float" office:value="9430" calcext:value-type="float">
            <text:p>9430</text:p>
          </table:table-cell>
          <table:table-cell office:value-type="float" office:value="9646" calcext:value-type="float">
            <text:p>9646</text:p>
          </table:table-cell>
          <table:table-cell office:value-type="float" office:value="9675" calcext:value-type="float">
            <text:p>9675</text:p>
          </table:table-cell>
          <table:table-cell table:formula="of:=AVERAGE([.E15:.L15])" office:value-type="float" office:value="9598.625" calcext:value-type="float">
            <text:p>9598.625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9.4....28.4.5....6......3....3.6..9..2..1..65...8.1..4....3..........9.....1.5..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table:number-columns-repeated="6" office:value-type="float" office:value="212" calcext:value-type="float">
            <text:p>212</text:p>
          </table:table-cell>
          <table:table-cell office:value-type="float" office:value="254" calcext:value-type="float">
            <text:p>254</text:p>
          </table:table-cell>
          <table:table-cell table:formula="of:=AVERAGE([.E16:.L16])" office:value-type="float" office:value="225" calcext:value-type="float">
            <text:p>22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3.79.......6.8....27..5...3...4..9....8.94......6..58....82..118.9.....7.5...6..</text:p>
          </table:table-cell>
          <table:table-cell office:value-type="float" office:value="55" calcext:value-type="float">
            <text:p>55</text:p>
          </table:table-cell>
          <table:table-cell office:value-type="float" office:value="21282" calcext:value-type="float">
            <text:p>21282</text:p>
          </table:table-cell>
          <table:table-cell office:value-type="float" office:value="21675" calcext:value-type="float">
            <text:p>21675</text:p>
          </table:table-cell>
          <table:table-cell office:value-type="float" office:value="21923" calcext:value-type="float">
            <text:p>21923</text:p>
          </table:table-cell>
          <table:table-cell office:value-type="float" office:value="21436" calcext:value-type="float">
            <text:p>21436</text:p>
          </table:table-cell>
          <table:table-cell office:value-type="float" office:value="21537" calcext:value-type="float">
            <text:p>21537</text:p>
          </table:table-cell>
          <table:table-cell office:value-type="float" office:value="21271" calcext:value-type="float">
            <text:p>21271</text:p>
          </table:table-cell>
          <table:table-cell office:value-type="float" office:value="21410" calcext:value-type="float">
            <text:p>21410</text:p>
          </table:table-cell>
          <table:table-cell office:value-type="float" office:value="21559" calcext:value-type="float">
            <text:p>21559</text:p>
          </table:table-cell>
          <table:table-cell table:formula="of:=AVERAGE([.E17:.L17])" office:value-type="float" office:value="21511.625" calcext:value-type="float">
            <text:p>21511.625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3...9...45....1......472...12..8.67...63.............5.729...........1.893.5...</text:p>
          </table:table-cell>
          <table:table-cell office:value-type="float" office:value="57" calcext:value-type="float">
            <text:p>57</text:p>
          </table:table-cell>
          <table:table-cell office:value-type="float" office:value="7598" calcext:value-type="float">
            <text:p>7598</text:p>
          </table:table-cell>
          <table:table-cell office:value-type="float" office:value="7878" calcext:value-type="float">
            <text:p>7878</text:p>
          </table:table-cell>
          <table:table-cell office:value-type="float" office:value="7581" calcext:value-type="float">
            <text:p>7581</text:p>
          </table:table-cell>
          <table:table-cell office:value-type="float" office:value="7594" calcext:value-type="float">
            <text:p>7594</text:p>
          </table:table-cell>
          <table:table-cell office:value-type="float" office:value="7658" calcext:value-type="float">
            <text:p>7658</text:p>
          </table:table-cell>
          <table:table-cell office:value-type="float" office:value="7655" calcext:value-type="float">
            <text:p>7655</text:p>
          </table:table-cell>
          <table:table-cell office:value-type="float" office:value="7576" calcext:value-type="float">
            <text:p>7576</text:p>
          </table:table-cell>
          <table:table-cell office:value-type="float" office:value="7589" calcext:value-type="float">
            <text:p>7589</text:p>
          </table:table-cell>
          <table:table-cell table:formula="of:=AVERAGE([.E18:.L18])" office:value-type="float" office:value="7641.125" calcext:value-type="float">
            <text:p>7641.12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.1.7.5...347..9...9..14.1....39...2.........35..8....64.5.8...163.2..2..7.....</text:p>
          </table:table-cell>
          <table:table-cell office:value-type="float" office:value="54" calcext:value-type="float">
            <text:p>54</text:p>
          </table:table-cell>
          <table:table-cell office:value-type="float" office:value="4539" calcext:value-type="float">
            <text:p>4539</text:p>
          </table:table-cell>
          <table:table-cell office:value-type="float" office:value="4566" calcext:value-type="float">
            <text:p>4566</text:p>
          </table:table-cell>
          <table:table-cell office:value-type="float" office:value="4826" calcext:value-type="float">
            <text:p>4826</text:p>
          </table:table-cell>
          <table:table-cell office:value-type="float" office:value="4545" calcext:value-type="float">
            <text:p>4545</text:p>
          </table:table-cell>
          <table:table-cell office:value-type="float" office:value="4553" calcext:value-type="float">
            <text:p>4553</text:p>
          </table:table-cell>
          <table:table-cell office:value-type="float" office:value="4578" calcext:value-type="float">
            <text:p>4578</text:p>
          </table:table-cell>
          <table:table-cell office:value-type="float" office:value="4533" calcext:value-type="float">
            <text:p>4533</text:p>
          </table:table-cell>
          <table:table-cell office:value-type="float" office:value="4543" calcext:value-type="float">
            <text:p>4543</text:p>
          </table:table-cell>
          <table:table-cell table:formula="of:=AVERAGE([.E19:.L19])" office:value-type="float" office:value="4585.375" calcext:value-type="float">
            <text:p>4585.37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....7.....8...4...2......36....1.......69.5...98........5..8.1..73.....54..3..</text:p>
          </table:table-cell>
          <table:table-cell office:value-type="float" office:value="59" calcext:value-type="float">
            <text:p>59</text:p>
          </table:table-cell>
          <table:table-cell office:value-type="float" office:value="55780" calcext:value-type="float">
            <text:p>55780</text:p>
          </table:table-cell>
          <table:table-cell office:value-type="float" office:value="57777" calcext:value-type="float">
            <text:p>57777</text:p>
          </table:table-cell>
          <table:table-cell office:value-type="float" office:value="56981" calcext:value-type="float">
            <text:p>56981</text:p>
          </table:table-cell>
          <table:table-cell office:value-type="float" office:value="56315" calcext:value-type="float">
            <text:p>56315</text:p>
          </table:table-cell>
          <table:table-cell office:value-type="float" office:value="55833" calcext:value-type="float">
            <text:p>55833</text:p>
          </table:table-cell>
          <table:table-cell office:value-type="float" office:value="55827" calcext:value-type="float">
            <text:p>55827</text:p>
          </table:table-cell>
          <table:table-cell office:value-type="float" office:value="56197" calcext:value-type="float">
            <text:p>56197</text:p>
          </table:table-cell>
          <table:table-cell office:value-type="float" office:value="55828" calcext:value-type="float">
            <text:p>55828</text:p>
          </table:table-cell>
          <table:table-cell table:formula="of:=AVERAGE([.E20:.L20])" office:value-type="float" office:value="56317.25" calcext:value-type="float">
            <text:p>56317.2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.4...6.78...4.9....271.8.1...6..7..91......2..3..6.5....8.2.....7.....9.......</text:p>
          </table:table-cell>
          <table:table-cell office:value-type="float" office:value="58" calcext:value-type="float">
            <text:p>58</text:p>
          </table:table-cell>
          <table:table-cell office:value-type="float" office:value="1328" calcext:value-type="float">
            <text:p>1328</text:p>
          </table:table-cell>
          <table:table-cell office:value-type="float" office:value="1398" calcext:value-type="float">
            <text:p>1398</text:p>
          </table:table-cell>
          <table:table-cell office:value-type="float" office:value="1331" calcext:value-type="float">
            <text:p>1331</text:p>
          </table:table-cell>
          <table:table-cell office:value-type="float" office:value="1377" calcext:value-type="float">
            <text:p>1377</text:p>
          </table:table-cell>
          <table:table-cell office:value-type="float" office:value="1326" calcext:value-type="float">
            <text:p>1326</text:p>
          </table:table-cell>
          <table:table-cell office:value-type="float" office:value="1329" calcext:value-type="float">
            <text:p>1329</text:p>
          </table:table-cell>
          <table:table-cell office:value-type="float" office:value="1326" calcext:value-type="float">
            <text:p>1326</text:p>
          </table:table-cell>
          <table:table-cell office:value-type="float" office:value="1325" calcext:value-type="float">
            <text:p>1325</text:p>
          </table:table-cell>
          <table:table-cell table:formula="of:=AVERAGE([.E21:.L21])" office:value-type="float" office:value="1342.5" calcext:value-type="float">
            <text:p>1342.5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........8.....9..569.3.2...4.69..1...7....2.35..4........5....1....74...7..8.3</text:p>
          </table:table-cell>
          <table:table-cell office:value-type="float" office:value="56" calcext:value-type="float">
            <text:p>56</text:p>
          </table:table-cell>
          <table:table-cell office:value-type="float" office:value="8073" calcext:value-type="float">
            <text:p>8073</text:p>
          </table:table-cell>
          <table:table-cell office:value-type="float" office:value="8823" calcext:value-type="float">
            <text:p>8823</text:p>
          </table:table-cell>
          <table:table-cell office:value-type="float" office:value="8128" calcext:value-type="float">
            <text:p>8128</text:p>
          </table:table-cell>
          <table:table-cell office:value-type="float" office:value="8114" calcext:value-type="float">
            <text:p>8114</text:p>
          </table:table-cell>
          <table:table-cell office:value-type="float" office:value="8082" calcext:value-type="float">
            <text:p>8082</text:p>
          </table:table-cell>
          <table:table-cell office:value-type="float" office:value="8085" calcext:value-type="float">
            <text:p>8085</text:p>
          </table:table-cell>
          <table:table-cell office:value-type="float" office:value="8217" calcext:value-type="float">
            <text:p>8217</text:p>
          </table:table-cell>
          <table:table-cell office:value-type="float" office:value="8168" calcext:value-type="float">
            <text:p>8168</text:p>
          </table:table-cell>
          <table:table-cell table:formula="of:=AVERAGE([.E22:.L22])" office:value-type="float" office:value="8211.25" calcext:value-type="float">
            <text:p>8211.25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......9.....58....364.........47.5......2...2...1.....6.2.9...84.....3.9.5.....</text:p>
          </table:table-cell>
          <table:table-cell office:value-type="float" office:value="59" calcext:value-type="float">
            <text:p>59</text:p>
          </table:table-cell>
          <table:table-cell office:value-type="float" office:value="1915" calcext:value-type="float">
            <text:p>1915</text:p>
          </table:table-cell>
          <table:table-cell office:value-type="float" office:value="1833" calcext:value-type="float">
            <text:p>1833</text:p>
          </table:table-cell>
          <table:table-cell office:value-type="float" office:value="1831" calcext:value-type="float">
            <text:p>1831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2391" calcext:value-type="float">
            <text:p>2391</text:p>
          </table:table-cell>
          <table:table-cell office:value-type="float" office:value="1935" calcext:value-type="float">
            <text:p>1935</text:p>
          </table:table-cell>
          <table:table-cell office:value-type="float" office:value="1874" calcext:value-type="float">
            <text:p>1874</text:p>
          </table:table-cell>
          <table:table-cell table:formula="of:=AVERAGE([.E23:.L23])" office:value-type="float" office:value="1929.75" calcext:value-type="float">
            <text:p>1929.75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......8.4.6..3..6...2.4.9.95.....1....3.2....6.51.8..3...7...9..4.......2.63...</text:p>
          </table:table-cell>
          <table:table-cell office:value-type="float" office:value="56" calcext:value-type="float">
            <text:p>56</text:p>
          </table:table-cell>
          <table:table-cell office:value-type="float" office:value="9077" calcext:value-type="float">
            <text:p>9077</text:p>
          </table:table-cell>
          <table:table-cell office:value-type="float" office:value="9501" calcext:value-type="float">
            <text:p>9501</text:p>
          </table:table-cell>
          <table:table-cell office:value-type="float" office:value="9796" calcext:value-type="float">
            <text:p>9796</text:p>
          </table:table-cell>
          <table:table-cell office:value-type="float" office:value="9071" calcext:value-type="float">
            <text:p>9071</text:p>
          </table:table-cell>
          <table:table-cell office:value-type="float" office:value="9081" calcext:value-type="float">
            <text:p>9081</text:p>
          </table:table-cell>
          <table:table-cell office:value-type="float" office:value="10198" calcext:value-type="float">
            <text:p>10198</text:p>
          </table:table-cell>
          <table:table-cell office:value-type="float" office:value="9282" calcext:value-type="float">
            <text:p>9282</text:p>
          </table:table-cell>
          <table:table-cell office:value-type="float" office:value="9122" calcext:value-type="float">
            <text:p>9122</text:p>
          </table:table-cell>
          <table:table-cell table:formula="of:=AVERAGE([.E24:.L24])" office:value-type="float" office:value="9391" calcext:value-type="float">
            <text:p>9391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.....761......3......62..47.6...5..6...27...5..2..1..17.4.36.7...39..8...9....</text:p>
          </table:table-cell>
          <table:table-cell office:value-type="float" office:value="55" calcext:value-type="float">
            <text:p>55</text:p>
          </table:table-cell>
          <table:table-cell office:value-type="float" office:value="146810" calcext:value-type="float">
            <text:p>146810</text:p>
          </table:table-cell>
          <table:table-cell office:value-type="float" office:value="151466" calcext:value-type="float">
            <text:p>151466</text:p>
          </table:table-cell>
          <table:table-cell office:value-type="float" office:value="153037" calcext:value-type="float">
            <text:p>153037</text:p>
          </table:table-cell>
          <table:table-cell office:value-type="float" office:value="146954" calcext:value-type="float">
            <text:p>146954</text:p>
          </table:table-cell>
          <table:table-cell office:value-type="float" office:value="147554" calcext:value-type="float">
            <text:p>147554</text:p>
          </table:table-cell>
          <table:table-cell office:value-type="float" office:value="162476" calcext:value-type="float">
            <text:p>162476</text:p>
          </table:table-cell>
          <table:table-cell office:value-type="float" office:value="146898" calcext:value-type="float">
            <text:p>146898</text:p>
          </table:table-cell>
          <table:table-cell office:value-type="float" office:value="152995" calcext:value-type="float">
            <text:p>152995</text:p>
          </table:table-cell>
          <table:table-cell table:formula="of:=AVERAGE([.E25:.L25])" office:value-type="float" office:value="151023.75" calcext:value-type="float">
            <text:p>151023.75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.1.5..........2...49..3......7..3...1.48....8....9.27.6.......4.7..29.298....63</text:p>
          </table:table-cell>
          <table:table-cell office:value-type="float" office:value="55" calcext:value-type="float">
            <text:p>55</text:p>
          </table:table-cell>
          <table:table-cell office:value-type="float" office:value="53326" calcext:value-type="float">
            <text:p>53326</text:p>
          </table:table-cell>
          <table:table-cell office:value-type="float" office:value="55403" calcext:value-type="float">
            <text:p>55403</text:p>
          </table:table-cell>
          <table:table-cell office:value-type="float" office:value="53903" calcext:value-type="float">
            <text:p>53903</text:p>
          </table:table-cell>
          <table:table-cell office:value-type="float" office:value="53507" calcext:value-type="float">
            <text:p>53507</text:p>
          </table:table-cell>
          <table:table-cell office:value-type="float" office:value="53506" calcext:value-type="float">
            <text:p>53506</text:p>
          </table:table-cell>
          <table:table-cell office:value-type="float" office:value="53382" calcext:value-type="float">
            <text:p>53382</text:p>
          </table:table-cell>
          <table:table-cell office:value-type="float" office:value="53285" calcext:value-type="float">
            <text:p>53285</text:p>
          </table:table-cell>
          <table:table-cell office:value-type="float" office:value="55347" calcext:value-type="float">
            <text:p>55347</text:p>
          </table:table-cell>
          <table:table-cell table:formula="of:=AVERAGE([.E26:.L26])" office:value-type="float" office:value="53957.375" calcext:value-type="float">
            <text:p>53957.37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..13....8....4..2.......1.5...67.....4..83.4...2...5....5..7..6....3..8....2..9</text:p>
          </table:table-cell>
          <table:table-cell office:value-type="float" office:value="58" calcext:value-type="float">
            <text:p>58</text:p>
          </table:table-cell>
          <table:table-cell office:value-type="float" office:value="73237" calcext:value-type="float">
            <text:p>73237</text:p>
          </table:table-cell>
          <table:table-cell office:value-type="float" office:value="75246" calcext:value-type="float">
            <text:p>75246</text:p>
          </table:table-cell>
          <table:table-cell office:value-type="float" office:value="74069" calcext:value-type="float">
            <text:p>74069</text:p>
          </table:table-cell>
          <table:table-cell office:value-type="float" office:value="73469" calcext:value-type="float">
            <text:p>73469</text:p>
          </table:table-cell>
          <table:table-cell office:value-type="float" office:value="73815" calcext:value-type="float">
            <text:p>73815</text:p>
          </table:table-cell>
          <table:table-cell office:value-type="float" office:value="73227" calcext:value-type="float">
            <text:p>73227</text:p>
          </table:table-cell>
          <table:table-cell office:value-type="float" office:value="73483" calcext:value-type="float">
            <text:p>73483</text:p>
          </table:table-cell>
          <table:table-cell office:value-type="float" office:value="73549" calcext:value-type="float">
            <text:p>73549</text:p>
          </table:table-cell>
          <table:table-cell table:formula="of:=AVERAGE([.E27:.L27])" office:value-type="float" office:value="73761.875" calcext:value-type="float">
            <text:p>73761.875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97.6.2....698........5.........5.6...4.3.....6.41...7...2..5.17.1....2.9.....6..</text:p>
          </table:table-cell>
          <table:table-cell office:value-type="float" office:value="56" calcext:value-type="float">
            <text:p>56</text:p>
          </table:table-cell>
          <table:table-cell office:value-type="float" office:value="5127" calcext:value-type="float">
            <text:p>5127</text:p>
          </table:table-cell>
          <table:table-cell office:value-type="float" office:value="5263" calcext:value-type="float">
            <text:p>5263</text:p>
          </table:table-cell>
          <table:table-cell office:value-type="float" office:value="5120" calcext:value-type="float">
            <text:p>5120</text:p>
          </table:table-cell>
          <table:table-cell office:value-type="float" office:value="5114" calcext:value-type="float">
            <text:p>5114</text:p>
          </table:table-cell>
          <table:table-cell office:value-type="float" office:value="5148" calcext:value-type="float">
            <text:p>5148</text:p>
          </table:table-cell>
          <table:table-cell office:value-type="float" office:value="5122" calcext:value-type="float">
            <text:p>5122</text:p>
          </table:table-cell>
          <table:table-cell office:value-type="float" office:value="5143" calcext:value-type="float">
            <text:p>5143</text:p>
          </table:table-cell>
          <table:table-cell office:value-type="float" office:value="5222" calcext:value-type="float">
            <text:p>5222</text:p>
          </table:table-cell>
          <table:table-cell table:formula="of:=AVERAGE([.E28:.L28])" office:value-type="float" office:value="5157.375" calcext:value-type="float">
            <text:p>5157.375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8.13..7...9.8.6.....5.9..2.4.9..7.6....4..2...16...9.45.....8..16........2..3...</text:p>
          </table:table-cell>
          <table:table-cell office:value-type="float" office:value="55" calcext:value-type="float">
            <text:p>55</text:p>
          </table:table-cell>
          <table:table-cell office:value-type="float" office:value="2971" calcext:value-type="float">
            <text:p>2971</text:p>
          </table:table-cell>
          <table:table-cell office:value-type="float" office:value="3368" calcext:value-type="float">
            <text:p>3368</text:p>
          </table:table-cell>
          <table:table-cell office:value-type="float" office:value="2969" calcext:value-type="float">
            <text:p>2969</text:p>
          </table:table-cell>
          <table:table-cell office:value-type="float" office:value="3048" calcext:value-type="float">
            <text:p>3048</text:p>
          </table:table-cell>
          <table:table-cell office:value-type="float" office:value="2970" calcext:value-type="float">
            <text:p>2970</text:p>
          </table:table-cell>
          <table:table-cell office:value-type="float" office:value="2963" calcext:value-type="float">
            <text:p>2963</text:p>
          </table:table-cell>
          <table:table-cell office:value-type="float" office:value="2969" calcext:value-type="float">
            <text:p>2969</text:p>
          </table:table-cell>
          <table:table-cell office:value-type="float" office:value="2976" calcext:value-type="float">
            <text:p>2976</text:p>
          </table:table-cell>
          <table:table-cell table:formula="of:=AVERAGE([.E29:.L29])" office:value-type="float" office:value="3029.25" calcext:value-type="float">
            <text:p>3029.25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..6...87.....1....5.31....2...3.89..42.5..1.......4..9.8............95....7.6.2</text:p>
          </table:table-cell>
          <table:table-cell office:value-type="float" office:value="57" calcext:value-type="float">
            <text:p>57</text:p>
          </table:table-cell>
          <table:table-cell office:value-type="float" office:value="7969" calcext:value-type="float">
            <text:p>7969</text:p>
          </table:table-cell>
          <table:table-cell office:value-type="float" office:value="8711" calcext:value-type="float">
            <text:p>8711</text:p>
          </table:table-cell>
          <table:table-cell office:value-type="float" office:value="7959" calcext:value-type="float">
            <text:p>7959</text:p>
          </table:table-cell>
          <table:table-cell office:value-type="float" office:value="8409" calcext:value-type="float">
            <text:p>8409</text:p>
          </table:table-cell>
          <table:table-cell office:value-type="float" office:value="7936" calcext:value-type="float">
            <text:p>7936</text:p>
          </table:table-cell>
          <table:table-cell office:value-type="float" office:value="7904" calcext:value-type="float">
            <text:p>7904</text:p>
          </table:table-cell>
          <table:table-cell office:value-type="float" office:value="8003" calcext:value-type="float">
            <text:p>8003</text:p>
          </table:table-cell>
          <table:table-cell office:value-type="float" office:value="7892" calcext:value-type="float">
            <text:p>7892</text:p>
          </table:table-cell>
          <table:table-cell table:formula="of:=AVERAGE([.E30:.L30])" office:value-type="float" office:value="8097.875" calcext:value-type="float">
            <text:p>8097.875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71.9.....3...624....5.3..415.6...6...23..1..........7.....9....4..356.........</text:p>
          </table:table-cell>
          <table:table-cell office:value-type="float" office:value="58" calcext:value-type="float">
            <text:p>58</text:p>
          </table:table-cell>
          <table:table-cell office:value-type="float" office:value="4231" calcext:value-type="float">
            <text:p>4231</text:p>
          </table:table-cell>
          <table:table-cell office:value-type="float" office:value="4055" calcext:value-type="float">
            <text:p>4055</text:p>
          </table:table-cell>
          <table:table-cell office:value-type="float" office:value="4073" calcext:value-type="float">
            <text:p>4073</text:p>
          </table:table-cell>
          <table:table-cell office:value-type="float" office:value="4050" calcext:value-type="float">
            <text:p>4050</text:p>
          </table:table-cell>
          <table:table-cell office:value-type="float" office:value="4093" calcext:value-type="float">
            <text:p>4093</text:p>
          </table:table-cell>
          <table:table-cell office:value-type="float" office:value="4050" calcext:value-type="float">
            <text:p>4050</text:p>
          </table:table-cell>
          <table:table-cell office:value-type="float" office:value="4055" calcext:value-type="float">
            <text:p>4055</text:p>
          </table:table-cell>
          <table:table-cell office:value-type="float" office:value="4053" calcext:value-type="float">
            <text:p>4053</text:p>
          </table:table-cell>
          <table:table-cell table:formula="of:=AVERAGE([.E31:.L31])" office:value-type="float" office:value="4082.5" calcext:value-type="float">
            <text:p>4082.5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.4.9.1.41..5.9.......1.5.7..6..2....4.8...9.....2..1..6....3.5...4.8....2......</text:p>
          </table:table-cell>
          <table:table-cell office:value-type="float" office:value="57" calcext:value-type="float">
            <text:p>57</text:p>
          </table:table-cell>
          <table:table-cell office:value-type="float" office:value="22298" calcext:value-type="float">
            <text:p>22298</text:p>
          </table:table-cell>
          <table:table-cell office:value-type="float" office:value="22474" calcext:value-type="float">
            <text:p>22474</text:p>
          </table:table-cell>
          <table:table-cell office:value-type="float" office:value="22340" calcext:value-type="float">
            <text:p>22340</text:p>
          </table:table-cell>
          <table:table-cell office:value-type="float" office:value="22098" calcext:value-type="float">
            <text:p>22098</text:p>
          </table:table-cell>
          <table:table-cell office:value-type="float" office:value="22055" calcext:value-type="float">
            <text:p>22055</text:p>
          </table:table-cell>
          <table:table-cell office:value-type="float" office:value="22325" calcext:value-type="float">
            <text:p>22325</text:p>
          </table:table-cell>
          <table:table-cell office:value-type="float" office:value="22040" calcext:value-type="float">
            <text:p>22040</text:p>
          </table:table-cell>
          <table:table-cell office:value-type="float" office:value="22323" calcext:value-type="float">
            <text:p>22323</text:p>
          </table:table-cell>
          <table:table-cell table:formula="of:=AVERAGE([.E32:.L32])" office:value-type="float" office:value="22244.125" calcext:value-type="float">
            <text:p>22244.125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...5..6...1..8...7....4.......4..3..1..39.25....6...4..9.8....2.3...9....7.....</text:p>
          </table:table-cell>
          <table:table-cell office:value-type="float" office:value="59" calcext:value-type="float">
            <text:p>59</text:p>
          </table:table-cell>
          <table:table-cell office:value-type="float" office:value="18222" calcext:value-type="float">
            <text:p>18222</text:p>
          </table:table-cell>
          <table:table-cell office:value-type="float" office:value="19890" calcext:value-type="float">
            <text:p>19890</text:p>
          </table:table-cell>
          <table:table-cell office:value-type="float" office:value="18369" calcext:value-type="float">
            <text:p>18369</text:p>
          </table:table-cell>
          <table:table-cell office:value-type="float" office:value="18194" calcext:value-type="float">
            <text:p>18194</text:p>
          </table:table-cell>
          <table:table-cell office:value-type="float" office:value="18264" calcext:value-type="float">
            <text:p>18264</text:p>
          </table:table-cell>
          <table:table-cell office:value-type="float" office:value="18281" calcext:value-type="float">
            <text:p>18281</text:p>
          </table:table-cell>
          <table:table-cell office:value-type="float" office:value="18303" calcext:value-type="float">
            <text:p>18303</text:p>
          </table:table-cell>
          <table:table-cell office:value-type="float" office:value="18776" calcext:value-type="float">
            <text:p>18776</text:p>
          </table:table-cell>
          <table:table-cell table:formula="of:=AVERAGE([.E33:.L33])" office:value-type="float" office:value="18537.375" calcext:value-type="float">
            <text:p>18537.375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....3....8.4.1.76.....5...8.95.........4.....1.7..9.....85....2....8....74.6..5</text:p>
          </table:table-cell>
          <table:table-cell office:value-type="float" office:value="58" calcext:value-type="float">
            <text:p>58</text:p>
          </table:table-cell>
          <table:table-cell office:value-type="float" office:value="84646" calcext:value-type="float">
            <text:p>84646</text:p>
          </table:table-cell>
          <table:table-cell office:value-type="float" office:value="88147" calcext:value-type="float">
            <text:p>88147</text:p>
          </table:table-cell>
          <table:table-cell office:value-type="float" office:value="86355" calcext:value-type="float">
            <text:p>86355</text:p>
          </table:table-cell>
          <table:table-cell office:value-type="float" office:value="85085" calcext:value-type="float">
            <text:p>85085</text:p>
          </table:table-cell>
          <table:table-cell office:value-type="float" office:value="86025" calcext:value-type="float">
            <text:p>86025</text:p>
          </table:table-cell>
          <table:table-cell office:value-type="float" office:value="90765" calcext:value-type="float">
            <text:p>90765</text:p>
          </table:table-cell>
          <table:table-cell office:value-type="float" office:value="85398" calcext:value-type="float">
            <text:p>85398</text:p>
          </table:table-cell>
          <table:table-cell office:value-type="float" office:value="87155" calcext:value-type="float">
            <text:p>87155</text:p>
          </table:table-cell>
          <table:table-cell table:formula="of:=AVERAGE([.E34:.L34])" office:value-type="float" office:value="86697" calcext:value-type="float">
            <text:p>86697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..8.917..6....2..9......68...5....9..8...7..1...7...7......93.5..4.7...3...2..5</text:p>
          </table:table-cell>
          <table:table-cell office:value-type="float" office:value="56" calcext:value-type="float">
            <text:p>56</text:p>
          </table:table-cell>
          <table:table-cell office:value-type="float" office:value="29874" calcext:value-type="float">
            <text:p>29874</text:p>
          </table:table-cell>
          <table:table-cell office:value-type="float" office:value="31245" calcext:value-type="float">
            <text:p>31245</text:p>
          </table:table-cell>
          <table:table-cell office:value-type="float" office:value="30219" calcext:value-type="float">
            <text:p>30219</text:p>
          </table:table-cell>
          <table:table-cell office:value-type="float" office:value="29851" calcext:value-type="float">
            <text:p>29851</text:p>
          </table:table-cell>
          <table:table-cell office:value-type="float" office:value="29903" calcext:value-type="float">
            <text:p>29903</text:p>
          </table:table-cell>
          <table:table-cell office:value-type="float" office:value="29969" calcext:value-type="float">
            <text:p>29969</text:p>
          </table:table-cell>
          <table:table-cell office:value-type="float" office:value="29789" calcext:value-type="float">
            <text:p>29789</text:p>
          </table:table-cell>
          <table:table-cell office:value-type="float" office:value="31104" calcext:value-type="float">
            <text:p>31104</text:p>
          </table:table-cell>
          <table:table-cell table:formula="of:=AVERAGE([.E35:.L35])" office:value-type="float" office:value="30244.25" calcext:value-type="float">
            <text:p>30244.25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2.19.6..1.2..9..9...75....8.4....9......3..6.9...4.........1......8..21..35....</text:p>
          </table:table-cell>
          <table:table-cell office:value-type="float" office:value="58" calcext:value-type="float">
            <text:p>58</text:p>
          </table:table-cell>
          <table:table-cell office:value-type="float" office:value="17042" calcext:value-type="float">
            <text:p>17042</text:p>
          </table:table-cell>
          <table:table-cell office:value-type="float" office:value="17717" calcext:value-type="float">
            <text:p>17717</text:p>
          </table:table-cell>
          <table:table-cell office:value-type="float" office:value="16997" calcext:value-type="float">
            <text:p>16997</text:p>
          </table:table-cell>
          <table:table-cell office:value-type="float" office:value="17126" calcext:value-type="float">
            <text:p>17126</text:p>
          </table:table-cell>
          <table:table-cell office:value-type="float" office:value="17052" calcext:value-type="float">
            <text:p>17052</text:p>
          </table:table-cell>
          <table:table-cell office:value-type="float" office:value="16945" calcext:value-type="float">
            <text:p>16945</text:p>
          </table:table-cell>
          <table:table-cell office:value-type="float" office:value="17003" calcext:value-type="float">
            <text:p>17003</text:p>
          </table:table-cell>
          <table:table-cell office:value-type="float" office:value="17496" calcext:value-type="float">
            <text:p>17496</text:p>
          </table:table-cell>
          <table:table-cell table:formula="of:=AVERAGE([.E36:.L36])" office:value-type="float" office:value="17172.25" calcext:value-type="float">
            <text:p>17172.25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.8126..2...75......6.....87.2..1.4..7...2.1....6.....9.4..7....2..8.........4.</text:p>
          </table:table-cell>
          <table:table-cell office:value-type="float" office:value="56" calcext:value-type="float">
            <text:p>56</text:p>
          </table:table-cell>
          <table:table-cell office:value-type="float" office:value="5465" calcext:value-type="float">
            <text:p>5465</text:p>
          </table:table-cell>
          <table:table-cell office:value-type="float" office:value="5488" calcext:value-type="float">
            <text:p>5488</text:p>
          </table:table-cell>
          <table:table-cell office:value-type="float" office:value="5431" calcext:value-type="float">
            <text:p>5431</text:p>
          </table:table-cell>
          <table:table-cell office:value-type="float" office:value="5491" calcext:value-type="float">
            <text:p>5491</text:p>
          </table:table-cell>
          <table:table-cell office:value-type="float" office:value="5437" calcext:value-type="float">
            <text:p>5437</text:p>
          </table:table-cell>
          <table:table-cell office:value-type="float" office:value="5419" calcext:value-type="float">
            <text:p>5419</text:p>
          </table:table-cell>
          <table:table-cell office:value-type="float" office:value="5414" calcext:value-type="float">
            <text:p>5414</text:p>
          </table:table-cell>
          <table:table-cell office:value-type="float" office:value="5667" calcext:value-type="float">
            <text:p>5667</text:p>
          </table:table-cell>
          <table:table-cell table:formula="of:=AVERAGE([.E37:.L37])" office:value-type="float" office:value="5476.5" calcext:value-type="float">
            <text:p>5476.5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5" calcext:value-type="float">
            <text:p>6955</text:p>
          </table:table-cell>
          <table:table-cell office:value-type="float" office:value="7438" calcext:value-type="float">
            <text:p>7438</text:p>
          </table:table-cell>
          <table:table-cell office:value-type="float" office:value="6972" calcext:value-type="float">
            <text:p>6972</text:p>
          </table:table-cell>
          <table:table-cell office:value-type="float" office:value="6974" calcext:value-type="float">
            <text:p>6974</text:p>
          </table:table-cell>
          <table:table-cell office:value-type="float" office:value="7007" calcext:value-type="float">
            <text:p>7007</text:p>
          </table:table-cell>
          <table:table-cell office:value-type="float" office:value="7016" calcext:value-type="float">
            <text:p>7016</text:p>
          </table:table-cell>
          <table:table-cell office:value-type="float" office:value="6958" calcext:value-type="float">
            <text:p>6958</text:p>
          </table:table-cell>
          <table:table-cell office:value-type="float" office:value="7282" calcext:value-type="float">
            <text:p>7282</text:p>
          </table:table-cell>
          <table:table-cell table:formula="of:=AVERAGE([.E38:.L38])" office:value-type="float" office:value="7075.25" calcext:value-type="float">
            <text:p>7075.2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4" calcext:value-type="float">
            <text:p>6954</text:p>
          </table:table-cell>
          <table:table-cell office:value-type="float" office:value="7582" calcext:value-type="float">
            <text:p>7582</text:p>
          </table:table-cell>
          <table:table-cell office:value-type="float" office:value="6995" calcext:value-type="float">
            <text:p>6995</text:p>
          </table:table-cell>
          <table:table-cell office:value-type="float" office:value="6961" calcext:value-type="float">
            <text:p>6961</text:p>
          </table:table-cell>
          <table:table-cell office:value-type="float" office:value="7003" calcext:value-type="float">
            <text:p>7003</text:p>
          </table:table-cell>
          <table:table-cell office:value-type="float" office:value="7018" calcext:value-type="float">
            <text:p>7018</text:p>
          </table:table-cell>
          <table:table-cell office:value-type="float" office:value="6988" calcext:value-type="float">
            <text:p>6988</text:p>
          </table:table-cell>
          <table:table-cell office:value-type="float" office:value="7248" calcext:value-type="float">
            <text:p>7248</text:p>
          </table:table-cell>
          <table:table-cell table:formula="of:=AVERAGE([.E39:.L39])" office:value-type="float" office:value="7093.625" calcext:value-type="float">
            <text:p>7093.625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7033" calcext:value-type="float">
            <text:p>7033</text:p>
          </table:table-cell>
          <table:table-cell office:value-type="float" office:value="7123" calcext:value-type="float">
            <text:p>7123</text:p>
          </table:table-cell>
          <table:table-cell office:value-type="float" office:value="6975" calcext:value-type="float">
            <text:p>6975</text:p>
          </table:table-cell>
          <table:table-cell office:value-type="float" office:value="6961" calcext:value-type="float">
            <text:p>6961</text:p>
          </table:table-cell>
          <table:table-cell office:value-type="float" office:value="6968" calcext:value-type="float">
            <text:p>6968</text:p>
          </table:table-cell>
          <table:table-cell office:value-type="float" office:value="6955" calcext:value-type="float">
            <text:p>6955</text:p>
          </table:table-cell>
          <table:table-cell office:value-type="float" office:value="7055" calcext:value-type="float">
            <text:p>7055</text:p>
          </table:table-cell>
          <table:table-cell office:value-type="float" office:value="7200" calcext:value-type="float">
            <text:p>7200</text:p>
          </table:table-cell>
          <table:table-cell table:formula="of:=AVERAGE([.E40:.L40])" office:value-type="float" office:value="7033.75" calcext:value-type="float">
            <text:p>7033.75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3" calcext:value-type="float">
            <text:p>6953</text:p>
          </table:table-cell>
          <table:table-cell office:value-type="float" office:value="7213" calcext:value-type="float">
            <text:p>7213</text:p>
          </table:table-cell>
          <table:table-cell office:value-type="float" office:value="7363" calcext:value-type="float">
            <text:p>7363</text:p>
          </table:table-cell>
          <table:table-cell office:value-type="float" office:value="6975" calcext:value-type="float">
            <text:p>6975</text:p>
          </table:table-cell>
          <table:table-cell office:value-type="float" office:value="6967" calcext:value-type="float">
            <text:p>6967</text:p>
          </table:table-cell>
          <table:table-cell office:value-type="float" office:value="6982" calcext:value-type="float">
            <text:p>6982</text:p>
          </table:table-cell>
          <table:table-cell office:value-type="float" office:value="7001" calcext:value-type="float">
            <text:p>7001</text:p>
          </table:table-cell>
          <table:table-cell office:value-type="float" office:value="7190" calcext:value-type="float">
            <text:p>7190</text:p>
          </table:table-cell>
          <table:table-cell table:formula="of:=AVERAGE([.E41:.L41])" office:value-type="float" office:value="7080.5" calcext:value-type="float">
            <text:p>7080.5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.........8.....9..569.3.2...4.69..1...7....2.35..4........5....1....74...7..8..</text:p>
          </table:table-cell>
          <table:table-cell office:value-type="float" office:value="57" calcext:value-type="float">
            <text:p>57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formula="of:=AVERAGE([.E42:.L42])" office:value-type="float" office:value="508.625" calcext:value-type="float">
            <text:p>508.625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......9.....58....364.........47.5......2...2...1.....6.2.9...84.......9.5.....</text:p>
          </table:table-cell>
          <table:table-cell office:value-type="float" office:value="60" calcext:value-type="float">
            <text:p>60</text:p>
          </table:table-cell>
          <table:table-cell office:value-type="float" office:value="2190" calcext:value-type="float">
            <text:p>2190</text:p>
          </table:table-cell>
          <table:table-cell office:value-type="float" office:value="2194" calcext:value-type="float">
            <text:p>2194</text:p>
          </table:table-cell>
          <table:table-cell office:value-type="float" office:value="2255" calcext:value-type="float">
            <text:p>2255</text:p>
          </table:table-cell>
          <table:table-cell office:value-type="float" office:value="2194" calcext:value-type="float">
            <text:p>2194</text:p>
          </table:table-cell>
          <table:table-cell office:value-type="float" office:value="2196" calcext:value-type="float">
            <text:p>2196</text:p>
          </table:table-cell>
          <table:table-cell office:value-type="float" office:value="2231" calcext:value-type="float">
            <text:p>2231</text:p>
          </table:table-cell>
          <table:table-cell office:value-type="float" office:value="2196" calcext:value-type="float">
            <text:p>2196</text:p>
          </table:table-cell>
          <table:table-cell office:value-type="float" office:value="2190" calcext:value-type="float">
            <text:p>2190</text:p>
          </table:table-cell>
          <table:table-cell table:formula="of:=AVERAGE([.E43:.L43])" office:value-type="float" office:value="2205.75" calcext:value-type="float">
            <text:p>2205.75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.......8.4.6..3..6...2.4.9.95.....1....3.2....6.51.8..3...7...9..4.......2.63...</text:p>
          </table:table-cell>
          <table:table-cell office:value-type="float" office:value="57" calcext:value-type="float">
            <text:p>57</text:p>
          </table:table-cell>
          <table:table-cell office:value-type="float" office:value="9070" calcext:value-type="float">
            <text:p>9070</text:p>
          </table:table-cell>
          <table:table-cell office:value-type="float" office:value="9407" calcext:value-type="float">
            <text:p>9407</text:p>
          </table:table-cell>
          <table:table-cell office:value-type="float" office:value="9186" calcext:value-type="float">
            <text:p>9186</text:p>
          </table:table-cell>
          <table:table-cell office:value-type="float" office:value="9123" calcext:value-type="float">
            <text:p>9123</text:p>
          </table:table-cell>
          <table:table-cell office:value-type="float" office:value="9079" calcext:value-type="float">
            <text:p>9079</text:p>
          </table:table-cell>
          <table:table-cell office:value-type="float" office:value="9264" calcext:value-type="float">
            <text:p>9264</text:p>
          </table:table-cell>
          <table:table-cell office:value-type="float" office:value="9168" calcext:value-type="float">
            <text:p>9168</text:p>
          </table:table-cell>
          <table:table-cell office:value-type="float" office:value="9063" calcext:value-type="float">
            <text:p>9063</text:p>
          </table:table-cell>
          <table:table-cell table:formula="of:=AVERAGE([.E44:.L44])" office:value-type="float" office:value="9170" calcext:value-type="float">
            <text:p>917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......761......3......62..47.6...5..6...27...5..2..1..17.4.36.7...39..8...9....</text:p>
          </table:table-cell>
          <table:table-cell office:value-type="float" office:value="54" calcext:value-type="float">
            <text:p>54</text:p>
          </table:table-cell>
          <table:table-cell office:value-type="float" office:value="80040" calcext:value-type="float">
            <text:p>80040</text:p>
          </table:table-cell>
          <table:table-cell office:value-type="float" office:value="83699" calcext:value-type="float">
            <text:p>83699</text:p>
          </table:table-cell>
          <table:table-cell office:value-type="float" office:value="80511" calcext:value-type="float">
            <text:p>80511</text:p>
          </table:table-cell>
          <table:table-cell office:value-type="float" office:value="79650" calcext:value-type="float">
            <text:p>79650</text:p>
          </table:table-cell>
          <table:table-cell office:value-type="float" office:value="79850" calcext:value-type="float">
            <text:p>79850</text:p>
          </table:table-cell>
          <table:table-cell office:value-type="float" office:value="79523" calcext:value-type="float">
            <text:p>79523</text:p>
          </table:table-cell>
          <table:table-cell office:value-type="float" office:value="79386" calcext:value-type="float">
            <text:p>79386</text:p>
          </table:table-cell>
          <table:table-cell office:value-type="float" office:value="79996" calcext:value-type="float">
            <text:p>79996</text:p>
          </table:table-cell>
          <table:table-cell table:formula="of:=AVERAGE([.E45:.L45])" office:value-type="float" office:value="80331.875" calcext:value-type="float">
            <text:p>80331.875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5.1.5..........2...49..3......7..3...1.48....8....9.27.6.......4.7..29.298....63</text:p>
          </table:table-cell>
          <table:table-cell office:value-type="float" office:value="54" calcext:value-type="float">
            <text:p>54</text:p>
          </table:table-cell>
          <table:table-cell office:value-type="float" office:value="3459" calcext:value-type="float">
            <text:p>3459</text:p>
          </table:table-cell>
          <table:table-cell office:value-type="float" office:value="3613" calcext:value-type="float">
            <text:p>3613</text:p>
          </table:table-cell>
          <table:table-cell office:value-type="float" office:value="3481" calcext:value-type="float">
            <text:p>3481</text:p>
          </table:table-cell>
          <table:table-cell office:value-type="float" office:value="3451" calcext:value-type="float">
            <text:p>3451</text:p>
          </table:table-cell>
          <table:table-cell office:value-type="float" office:value="3453" calcext:value-type="float">
            <text:p>3453</text:p>
          </table:table-cell>
          <table:table-cell office:value-type="float" office:value="3500" calcext:value-type="float">
            <text:p>3500</text:p>
          </table:table-cell>
          <table:table-cell office:value-type="float" office:value="3471" calcext:value-type="float">
            <text:p>3471</text:p>
          </table:table-cell>
          <table:table-cell office:value-type="float" office:value="3459" calcext:value-type="float">
            <text:p>3459</text:p>
          </table:table-cell>
          <table:table-cell table:formula="of:=AVERAGE([.E46:.L46])" office:value-type="float" office:value="3485.875" calcext:value-type="float">
            <text:p>3485.875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8..13....8....4..2.......1.5...67.....4..83.4...2...5....5..7..6....3..8....2..9</text:p>
          </table:table-cell>
          <table:table-cell office:value-type="float" office:value="57" calcext:value-type="float">
            <text:p>57</text:p>
          </table:table-cell>
          <table:table-cell office:value-type="float" office:value="2933" calcext:value-type="float">
            <text:p>2933</text:p>
          </table:table-cell>
          <table:table-cell office:value-type="float" office:value="2890" calcext:value-type="float">
            <text:p>2890</text:p>
          </table:table-cell>
          <table:table-cell office:value-type="float" office:value="3394" calcext:value-type="float">
            <text:p>3394</text:p>
          </table:table-cell>
          <table:table-cell office:value-type="float" office:value="2893" calcext:value-type="float">
            <text:p>2893</text:p>
          </table:table-cell>
          <table:table-cell office:value-type="float" office:value="3412" calcext:value-type="float">
            <text:p>3412</text:p>
          </table:table-cell>
          <table:table-cell office:value-type="float" office:value="2848" calcext:value-type="float">
            <text:p>2848</text:p>
          </table:table-cell>
          <table:table-cell office:value-type="float" office:value="2843" calcext:value-type="float">
            <text:p>2843</text:p>
          </table:table-cell>
          <table:table-cell office:value-type="float" office:value="2919" calcext:value-type="float">
            <text:p>2919</text:p>
          </table:table-cell>
          <table:table-cell table:formula="of:=AVERAGE([.E47:.L47])" office:value-type="float" office:value="3016.5" calcext:value-type="float">
            <text:p>3016.5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76306" calcext:value-type="float">
            <text:p>12776306</text:p>
          </table:table-cell>
          <table:table-cell office:value-type="float" office:value="12984597" calcext:value-type="float">
            <text:p>12984597</text:p>
          </table:table-cell>
          <table:table-cell office:value-type="float" office:value="14054316" calcext:value-type="float">
            <text:p>14054316</text:p>
          </table:table-cell>
          <table:table-cell office:value-type="float" office:value="12783822" calcext:value-type="float">
            <text:p>12783822</text:p>
          </table:table-cell>
          <table:table-cell office:value-type="float" office:value="12789203" calcext:value-type="float">
            <text:p>12789203</text:p>
          </table:table-cell>
          <table:table-cell office:value-type="float" office:value="12744162" calcext:value-type="float">
            <text:p>12744162</text:p>
          </table:table-cell>
          <table:table-cell office:value-type="float" office:value="12779182" calcext:value-type="float">
            <text:p>12779182</text:p>
          </table:table-cell>
          <table:table-cell office:value-type="float" office:value="13064879" calcext:value-type="float">
            <text:p>13064879</text:p>
          </table:table-cell>
          <table:table-cell table:formula="of:=AVERAGE([.E48:.L48])" office:value-type="float" office:value="12997058.375" calcext:value-type="float">
            <text:p>12997058.375</text:p>
          </table:table-cell>
          <table:table-cell table:number-columns-repeated="101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2T15:14:31.841667318</dc:date>
    <meta:editing-duration>PT56M26S</meta:editing-duration>
    <meta:editing-cycles>6</meta:editing-cycles>
    <meta:generator>LibreOffice/6.4.3.2$Linux_X86_64 LibreOffice_project/40$Build-2</meta:generator>
    <meta:document-statistic meta:table-count="1" meta:cell-count="62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26cm" svg:y="4.201cm" style:legend-expansion="high" chart:style-name="ch2"/>
        <chart:plot-area chart:style-name="ch3" table:cell-range-address="Sudoku9.B1:Sudoku9.B47 Sudoku9.M1:Sudoku9.M47" chart:data-source-has-labels="row" svg:x="1.331cm" svg:y="0.18cm" svg:width="10.975cm" svg:height="7.659cm">
          <chartooo:coordinate-region svg:x="2.508cm" svg:y="0.379cm" svg:width="9.426cm" svg:height="6.813cm"/>
          <chart:axis chart:dimension="x" chart:name="primary-x" chart:style-name="ch4">
            <chart:title svg:x="6.152cm" svg:y="8.019cm" chart:style-name="ch5">
              <text:p>Difficulty</text:p>
            </chart:title>
          </chart:axis>
          <chart:axis chart:dimension="y" chart:name="primary-y" chart:style-name="ch4">
            <chart:title svg:x="0.451cm" svg:y="4.701cm" chart:style-name="ch6">
              <text:p>Time(µs)</text:p>
            </chart:title>
            <chart:grid chart:style-name="ch7" chart:class="major"/>
          </chart:axis>
          <chart:series chart:style-name="ch8" chart:values-cell-range-address="Sudoku9.M2:Sudoku9.M47" chart:label-cell-address="Sudoku9.M1:Sudoku9.M1" chart:class="chart:scatter">
            <chart:domain table:cell-range-address="Sudoku9.B2:Sudoku9.B47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 time(µs)</text:p>
                <draw:g>
                  <svg:desc>Sudoku9.M1:Sudoku9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doku9.B2:Sudoku9.B47</svg:desc>
                </draw:g>
              </table:table-cell>
              <table:table-cell office:value-type="float" office:value="34980.375">
                <text:p>34980.375</text:p>
                <draw:g>
                  <svg:desc>Sudoku9.M2:Sudoku9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247.625">
                <text:p>16247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425.375">
                <text:p>5425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15.125">
                <text:p>1515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559.375">
                <text:p>20559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35.625">
                <text:p>635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911.25">
                <text:p>691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376.125">
                <text:p>100376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05.5">
                <text:p>70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177.75">
                <text:p>617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598.625">
                <text:p>9598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1511.625">
                <text:p>21511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7641.125">
                <text:p>7641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585.375">
                <text:p>4585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6317.25">
                <text:p>5631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8211.25">
                <text:p>82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929.75">
                <text:p>1929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9391">
                <text:p>9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51023.75">
                <text:p>151023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3957.375">
                <text:p>53957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73761.875">
                <text:p>73761.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157.375">
                <text:p>5157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3029.25">
                <text:p>3029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8097.875">
                <text:p>8097.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082.5">
                <text:p>408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2244.125">
                <text:p>22244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8537.375">
                <text:p>18537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86697">
                <text:p>86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0244.25">
                <text:p>30244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7172.25">
                <text:p>1717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5476.5">
                <text:p>547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7075.25">
                <text:p>7075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7093.625">
                <text:p>7093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7033.75">
                <text:p>7033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7080.5">
                <text:p>708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508.625">
                <text:p>508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2205.75">
                <text:p>2205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80331.875">
                <text:p>80331.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3485.875">
                <text:p>3485.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016.5">
                <text:p>301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